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4AB90000420B9BAA64F3.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Times New Roman1" svg:font-family="'Times New Roman'" style:font-family-generic="roman"/>
    <style:font-face style:name="Arial1" svg:font-family="Arial" style:font-family-generic="swiss"/>
    <style:font-face style:name="Monospace" svg:font-family="Monospace"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021in" fo:margin-left="0.0042in" fo:margin-right="0.0188in" table:align="margins" style:writing-mode="lr-tb"/>
    </style:style>
    <style:style style:name="Table1.A" style:family="table-column">
      <style:table-column-properties style:column-width="0.75in" style:rel-column-width="7121*"/>
    </style:style>
    <style:style style:name="Table1.C" style:family="table-column">
      <style:table-column-properties style:column-width="4.0104in" style:rel-column-width="38078*"/>
    </style:style>
    <style:style style:name="Table1.D" style:family="table-column">
      <style:table-column-properties style:column-width="1.3917in" style:rel-column-width="13215*"/>
    </style:style>
    <style:style style:name="Table1.1" style:family="table-row">
      <style:table-row-properties style:min-row-height="0.409in" style:keep-together="false" fo:keep-together="always"/>
    </style:style>
    <style:style style:name="Table1.A1" style:family="table-cell">
      <style:table-cell-properties style:vertical-align="top" fo:padding="0in" fo:border-left="0.0139in solid #000000" fo:border-right="0.0139in solid #000000" fo:border-top="0.0139in solid #000000" fo:border-bottom="0.0069in solid #000000" style:writing-mode="lr-tb"/>
    </style:style>
    <style:style style:name="Table1.A2" style:family="table-cell">
      <style:table-cell-properties style:vertical-align="top" fo:padding="0in" fo:border-left="0.0139in solid #000000" fo:border-right="none" fo:border-top="0.0069in solid #000000" fo:border-bottom="0.0069in solid #000000" style:writing-mode="lr-tb"/>
    </style:style>
    <style:style style:name="Table1.B2" style:family="table-cell">
      <style:table-cell-properties style:vertical-align="top" fo:padding="0in" fo:border-left="0.0069in solid #000000" fo:border-right="none" fo:border-top="0.0069in solid #000000" fo:border-bottom="0.0069in solid #000000" style:writing-mode="lr-tb"/>
    </style:style>
    <style:style style:name="Table1.D2" style:family="table-cell">
      <style:table-cell-properties style:vertical-align="top" fo:padding="0in" fo:border-left="0.0069in solid #000000" fo:border-right="0.0139in solid #000000" fo:border-top="0.0069in solid #000000" fo:border-bottom="0.0069in solid #000000" style:writing-mode="lr-tb"/>
    </style:style>
    <style:style style:name="Table1.3" style:family="table-row">
      <style:table-row-properties style:keep-together="false" fo:keep-together="always"/>
    </style:style>
    <style:style style:name="Table1.A3" style:family="table-cell" style:data-style-name="N0">
      <style:table-cell-properties style:vertical-align="top" fo:padding="0in" fo:border-left="0.0139in solid #000000" fo:border-right="none" fo:border-top="0.0069in solid #000000" fo:border-bottom="0.0069in solid #000000" style:writing-mode="lr-tb"/>
    </style:style>
    <style:style style:name="Table1.B3" style:family="table-cell" style:data-style-name="N37">
      <style:table-cell-properties style:vertical-align="top" fo:padding="0in" fo:border-left="0.0069in solid #000000" fo:border-right="none" fo:border-top="0.0069in solid #000000" fo:border-bottom="0.0069in solid #000000" style:writing-mode="lr-tb"/>
    </style:style>
    <style:style style:name="Table1.A8" style:family="table-cell">
      <style:table-cell-properties style:vertical-align="top" fo:padding="0in" fo:border-left="0.0139in solid #000000" fo:border-right="none" fo:border-top="none" fo:border-bottom="0.0069in solid #000000" style:writing-mode="lr-tb"/>
    </style:style>
    <style:style style:name="Table1.B8" style:family="table-cell">
      <style:table-cell-properties style:vertical-align="top" fo:padding="0in" fo:border-left="0.0069in solid #000000" fo:border-right="none" fo:border-top="none" fo:border-bottom="0.0069in solid #000000" style:writing-mode="lr-tb"/>
    </style:style>
    <style:style style:name="Table1.D8" style:family="table-cell">
      <style:table-cell-properties style:vertical-align="top" fo:padding="0in" fo:border-left="0.0069in solid #000000" fo:border-right="0.0139in solid #000000" fo:border-top="none" fo:border-bottom="0.0069in solid #000000" style:writing-mode="lr-tb"/>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data-style-name="N0">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ab-stops>
          <style:tab-stop style:position="4.5in"/>
          <style:tab-stop style:position="6in" style:type="right"/>
        </style:tab-stops>
      </style:paragraph-properties>
      <style:text-properties fo:font-style="italic" style:font-style-asian="italic" style:font-style-complex="italic"/>
    </style:style>
    <style:style style:name="P2" style:family="paragraph" style:parent-style-name="Title">
      <style:text-properties style:font-name="Times New Roman" fo:font-size="10pt" fo:font-weight="normal" style:font-size-asian="10pt" style:font-weight-asian="normal"/>
    </style:style>
    <style:style style:name="P3" style:family="paragraph" style:parent-style-name="Title">
      <style:text-properties style:font-name="Times New Roman" fo:font-size="10pt" fo:language="zxx" fo:country="none" fo:font-weight="normal" style:font-size-asian="10pt" style:language-asian="zxx" style:country-asian="none" style:font-weight-asian="normal"/>
    </style:style>
    <style:style style:name="P4" style:family="paragraph" style:parent-style-name="Subtitle">
      <style:text-properties style:font-name="Times New Roman" fo:font-size="10pt" fo:font-weight="normal" style:font-size-asian="10pt" style:font-weight-asian="normal"/>
    </style:style>
    <style:style style:name="P5" style:family="paragraph" style:parent-style-name="table_20_mid_20_category">
      <style:paragraph-properties fo:margin-top="0in" fo:margin-bottom="0in" fo:keep-together="auto"/>
      <style:text-properties style:font-name="Times New Roman" fo:font-size="10pt" style:font-size-asian="10pt"/>
    </style:style>
    <style:style style:name="P6" style:family="paragraph" style:parent-style-name="Standard">
      <style:paragraph-properties fo:margin-top="0in" fo:margin-bottom="0in" fo:text-align="center" style:justify-single-word="false"/>
      <style:text-properties style:font-name="Times New Roman" fo:font-size="10pt" fo:font-weight="bold" style:font-size-asian="10pt" style:font-weight-asian="bold"/>
    </style:style>
    <style:style style:name="P7" style:family="paragraph" style:parent-style-name="Index_20_Heading">
      <style:paragraph-properties fo:orphans="2" fo:widows="2" style:snap-to-layout-grid="false"/>
    </style:style>
    <style:style style:name="P8" style:family="paragraph" style:parent-style-name="Text_20_body">
      <style:text-properties style:font-name="Times New Roman" fo:font-size="10pt" fo:font-weight="normal" style:font-size-asian="10pt" style:font-weight-asian="normal"/>
    </style:style>
    <style:style style:name="P9" style:family="paragraph" style:parent-style-name="Standard">
      <style:paragraph-properties fo:text-align="center" style:justify-single-word="false"/>
      <style:text-properties fo:font-size="26pt" fo:font-style="italic" fo:font-weight="bold" style:font-size-asian="26pt" style:font-style-asian="italic" style:font-weight-asian="bold"/>
    </style:style>
    <style:style style:name="P10" style:family="paragraph" style:parent-style-name="Standard">
      <style:paragraph-properties fo:text-align="center" style:justify-single-word="false"/>
      <style:text-properties fo:font-size="16pt" fo:font-style="italic" fo:font-weight="bold" style:font-size-asian="16pt" style:font-style-asian="italic" style:font-weight-asian="bold"/>
    </style:style>
    <style:style style:name="P11" style:family="paragraph" style:parent-style-name="Standard">
      <style:paragraph-properties fo:text-align="center" style:justify-single-word="false" fo:orphans="0" fo:widows="0"/>
      <style:text-properties fo:font-size="16pt" fo:font-style="italic" fo:font-weight="bold" style:font-size-asian="16pt" style:font-style-asian="italic" style:font-weight-asian="bold"/>
    </style:style>
    <style:style style:name="P12" style:family="paragraph" style:parent-style-name="Standard">
      <style:paragraph-properties fo:text-align="center" style:justify-single-word="false"/>
      <style:text-properties fo:font-size="16pt" fo:font-weight="bold" style:font-size-asian="16pt" style:font-weight-asian="bold"/>
    </style:style>
    <style:style style:name="P13" style:family="paragraph" style:parent-style-name="Standard">
      <style:paragraph-properties fo:text-align="center" style:justify-single-word="false" fo:orphans="0" fo:widows="0"/>
      <style:text-properties fo:font-size="16pt" fo:font-weight="bold" style:font-size-asian="16pt" style:font-weight-asian="bold"/>
    </style:style>
    <style:style style:name="P14" style:family="paragraph" style:parent-style-name="Standard">
      <style:paragraph-properties fo:text-align="center" style:justify-single-word="false" style:snap-to-layout-grid="false"/>
      <style:text-properties fo:font-size="10pt" style:font-size-asian="10pt"/>
    </style:style>
    <style:style style:name="P15" style:family="paragraph" style:parent-style-name="Standard">
      <style:paragraph-properties fo:margin-top="0.0835in" fo:margin-bottom="0.0835in" fo:text-align="center" style:justify-single-word="false" style:snap-to-layout-grid="false"/>
      <style:text-properties fo:font-size="10pt" fo:font-weight="bold" style:font-size-asian="10pt" style:font-weight-asian="bold"/>
    </style:style>
    <style:style style:name="P16" style:family="paragraph" style:parent-style-name="Heading_20_2">
      <style:text-properties style:font-name="Arial1"/>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Index_20_Heading" style:master-page-name="First_20_Page">
      <style:paragraph-properties style:page-number="1"/>
    </style:style>
    <style:style style:name="P21" style:family="paragraph" style:parent-style-name="Header">
      <style:paragraph-properties>
        <style:tab-stops>
          <style:tab-stop style:position="6in" style:type="right"/>
        </style:tab-stops>
      </style:paragraph-properties>
      <style:text-properties fo:font-size="10pt" style:font-size-asian="10pt"/>
    </style:style>
    <style:style style:name="P22" style:family="paragraph" style:parent-style-name="Header">
      <style:paragraph-properties fo:text-align="center" style:justify-single-word="false">
        <style:tab-stops>
          <style:tab-stop style:position="6in" style:type="right"/>
        </style:tab-stops>
      </style:paragraph-properties>
      <style:text-properties style:font-name="Times New Roman" fo:font-weight="bold" style:font-weight-asian="bold" style:font-weight-complex="bold"/>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Heading_20_1">
      <style:text-properties style:font-name="Arial1"/>
    </style:style>
    <style:style style:name="P25" style:family="paragraph" style:parent-style-name="Heading_20_1">
      <style:paragraph-properties fo:text-align="justify" style:justify-single-word="false"/>
      <style:text-properties style:font-name="Arial1"/>
    </style:style>
    <style:style style:name="P26" style:family="paragraph" style:parent-style-name="Standard">
      <style:paragraph-properties fo:text-align="center" style:justify-single-word="false" fo:orphans="0" fo:widows="0"/>
      <style:text-properties fo:font-size="16pt" style:font-size-asian="16pt"/>
    </style:style>
    <style:style style:name="P27" style:family="paragraph" style:parent-style-name="Standard">
      <style:text-properties style:font-name="Monospace"/>
    </style:style>
    <style:style style:name="P28" style:family="paragraph" style:parent-style-name="Standard">
      <style:text-properties style:font-name="Monospace" fo:font-size="10pt" style:font-name-asian="Monospace" style:font-size-asian="10pt" style:font-name-complex="Monospace" style:font-size-complex="10pt"/>
    </style:style>
    <style:style style:name="P29" style:family="paragraph" style:parent-style-name="Standard">
      <style:text-properties style:font-name="Arial1"/>
    </style:style>
    <style:style style:name="P30" style:family="paragraph" style:parent-style-name="Standard">
      <style:text-properties style:font-name="Arial1" fo:font-size="10pt" style:font-size-asian="10pt" style:font-size-complex="10pt"/>
    </style:style>
    <style:style style:name="P31" style:family="paragraph" style:parent-style-name="Standard">
      <style:paragraph-properties fo:text-align="justify" style:justify-single-word="false"/>
      <style:text-properties style:font-name="Arial1"/>
    </style:style>
    <style:style style:name="P32" style:family="paragraph" style:parent-style-name="Standard">
      <style:paragraph-properties fo:text-align="center" style:justify-single-word="false"/>
      <style:text-properties style:font-name="Arial1"/>
    </style:style>
    <style:style style:name="P33" style:family="paragraph" style:parent-style-name="Standard">
      <style:text-properties style:font-name="Arial1" fo:font-weight="bold" style:font-weight-asian="bold" style:font-weight-complex="bold"/>
    </style:style>
    <style:style style:name="P34" style:family="paragraph" style:parent-style-name="Standard">
      <style:paragraph-properties fo:text-align="center" style:justify-single-word="false"/>
      <style:text-properties style:font-name="Arial1" fo:font-style="italic" style:font-style-asian="italic" style:font-style-complex="italic"/>
    </style:style>
    <style:style style:name="P35" style:family="paragraph" style:parent-style-name="Standard">
      <style:paragraph-properties fo:text-align="justify" style:justify-single-word="false"/>
    </style:style>
    <style:style style:name="P36" style:family="paragraph" style:parent-style-name="Standard">
      <style:text-properties style:font-name="Monospace"/>
    </style:style>
    <style:style style:name="P37" style:family="paragraph" style:parent-style-name="Standard">
      <style:text-properties style:font-name="Monospace" fo:font-size="10pt" style:font-size-asian="10pt" style:font-size-complex="10pt"/>
    </style:style>
    <style:style style:name="P38" style:family="paragraph" style:parent-style-name="Standard">
      <style:text-properties style:font-name="Monospace" fo:font-size="10pt" style:font-name-asian="Monospace" style:font-size-asian="10pt" style:font-name-complex="Monospace" style:font-size-complex="10pt"/>
    </style:style>
    <style:style style:name="P39" style:family="paragraph" style:parent-style-name="Standard">
      <style:paragraph-properties fo:margin-top="0in" fo:margin-bottom="0in" fo:text-align="start" style:justify-single-word="false"/>
      <style:text-properties style:font-name="Arial1" fo:font-size="10pt" fo:font-weight="bold" style:font-size-asian="10pt" style:font-weight-asian="bold"/>
    </style:style>
    <style:style style:name="P40" style:family="paragraph" style:parent-style-name="Standard">
      <style:paragraph-properties fo:margin-top="0in" fo:margin-bottom="0in" fo:text-align="justify" style:justify-single-word="false"/>
      <style:text-properties style:font-name="Arial1" fo:font-size="10pt" fo:font-weight="normal" style:font-size-asian="10pt" style:font-weight-asian="normal" style:font-weight-complex="normal"/>
    </style:style>
    <style:style style:name="P41" style:family="paragraph" style:parent-style-name="Standard">
      <style:paragraph-properties fo:margin-top="0in" fo:margin-bottom="0in" fo:text-align="justify" style:justify-single-word="false"/>
      <style:text-properties style:font-name="Arial1" fo:font-size="12pt" fo:font-weight="normal" style:font-size-asian="12pt" style:font-weight-asian="normal" style:font-size-complex="12pt" style:font-weight-complex="normal"/>
    </style:style>
    <style:style style:name="P42"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43"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size-asian="10pt" style:font-size-complex="10pt"/>
    </style:style>
    <style:style style:name="P44"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4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46" style:family="paragraph" style:parent-style-name="Standard">
      <style:paragraph-properties fo:margin-left="0in" fo:margin-right="0in" fo:text-align="start" style:justify-single-word="false" fo:text-indent="0in" style:auto-text-indent="false" style:text-autospace="none"/>
      <style:text-properties style:font-name="Arial1"/>
    </style:style>
    <style:style style:name="P47"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48"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size-asian="10pt" style:font-size-complex="10pt"/>
    </style:style>
    <style:style style:name="P49" style:family="paragraph">
      <style:paragraph-properties fo:text-align="center" style:writing-mode="lr-tb"/>
      <style:text-properties fo:font-size="24pt"/>
    </style:style>
    <style:style style:name="T1" style:family="text">
      <style:text-properties fo:font-size="10pt"/>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font-size-asian="10pt"/>
    </style:style>
    <style:style style:name="T5" style:family="text">
      <style:text-properties style:font-weight-asian="normal"/>
    </style:style>
    <style:style style:name="T6" style:family="text">
      <style:text-properties style:font-weight-complex="normal"/>
    </style:style>
    <style:style style:name="T7" style:family="text">
      <style:text-properties style:font-name="Arial1"/>
    </style:style>
    <style:style style:name="T8" style:family="text">
      <style:text-properties style:font-name="Arial1" fo:font-size="12pt" style:font-size-asian="12pt" style:font-size-complex="12pt"/>
    </style:style>
    <style:style style:name="T9" style:family="text">
      <style:text-properties style:font-size-complex="10pt"/>
    </style:style>
    <style:style style:name="T10" style:family="text">
      <style:text-properties fo:color="#000000"/>
    </style:style>
    <style:style style:name="T11" style:family="text">
      <style:text-properties fo:color="#000000" style:font-name="Monospace" fo:font-size="8pt" style:font-name-asian="Monospace" style:font-size-asian="8pt" style:font-name-complex="Monospace" style:font-size-complex="8pt"/>
    </style:style>
    <style:style style:name="T12"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3" style:family="text">
      <style:text-properties fo:color="#000000" fo:font-size="8pt" style:font-name-asian="Monospace" style:font-size-asian="8pt" style:font-name-complex="Monospace" style:font-size-complex="8pt"/>
    </style:style>
    <style:style style:name="T14" style:family="text">
      <style:text-properties fo:color="#000000" style:font-name-asian="Monospace" style:font-name-complex="Monospace"/>
    </style:style>
    <style:style style:name="T15" style:family="text">
      <style:text-properties fo:color="#000000" style:font-name="Arial1" style:font-name-asian="Monospace" style:font-name-complex="Monospace"/>
    </style:style>
    <style:style style:name="T16" style:family="text">
      <style:text-properties fo:color="#000000" style:font-name="Arial1" fo:font-size="8pt" fo:font-style="italic" style:font-name-asian="Monospace" style:font-size-asian="8pt" style:font-style-asian="italic" style:font-name-complex="Monospace" style:font-size-complex="8pt" style:font-style-complex="italic"/>
    </style:style>
    <style:style style:name="T17" style:family="text">
      <style:text-properties style:font-name-asian="Monospace"/>
    </style:style>
    <style:style style:name="T18" style:family="text">
      <style:text-properties style:font-name-complex="Monospace"/>
    </style:style>
    <style:style style:name="T19" style:family="text">
      <style:text-properties fo:font-style="italic" style:font-style-asian="italic" style:font-style-complex="italic"/>
    </style:style>
    <style:style style:name="T20" style:family="text">
      <style:text-properties fo:color="#7f0055" fo:font-weight="bold" style:font-weight-asian="bold" style:font-weight-complex="bold"/>
    </style:style>
    <style:style style:name="T21" style:family="text">
      <style:text-properties fo:color="#0000c0"/>
    </style:style>
    <style:style style:name="T22" style:family="text">
      <style:text-properties fo:color="#005032"/>
    </style:style>
    <style:style style:name="T23" style:family="text">
      <style:text-properties fo:color="#005032" style:font-name-asian="Monospace" style:font-name-complex="Monospace"/>
    </style:style>
    <style:style style:name="T24" style:family="text">
      <style:text-properties fo:color="#3f7f5f"/>
    </style:style>
    <style:style style:name="T25" style:family="text">
      <style:text-properties fo:color="#3f7f5f" style:text-underline-style="none"/>
    </style:style>
    <style:style style:name="T26" style:family="text">
      <style:text-properties fo:font-style="normal" style:font-style-asian="normal" style:font-style-complex="normal"/>
    </style:style>
    <style:style style:name="T27" style:family="text">
      <style:text-properties fo:font-size="12pt"/>
    </style:style>
    <style:style style:name="T28" style:family="text">
      <style:text-properties style:font-size-asian="12pt"/>
    </style:style>
    <style:style style:name="T29" style:family="text">
      <style:text-properties style:font-size-complex="12pt"/>
    </style:style>
    <style:style style:name="T30" style:family="text">
      <style:text-properties style:text-position="super 58%"/>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311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line text:anchor-type="char" draw:z-index="1" draw:style-name="gr1" draw:text-style-name="P49" svg:x1="0in" svg:y1="0.0016in" svg:x2="0in" svg:y2="6.7272in"><text:p/></draw:line></text:p>
      <text:p text:style-name="P2"/>
      <text:p text:style-name="P3"/>
      <text:p text:style-name="P2"/>
      <text:p text:style-name="P2"/>
      <text:p text:style-name="P4"/>
      <text:p text:style-name="P8"/>
      <text:p text:style-name="P9">GPS-SDR</text:p>
      <text:p text:style-name="P10"/>
      <text:p text:style-name="P10"/>
      <text:p text:style-name="P10"/>
      <text:p text:style-name="P12"/>
      <text:p text:style-name="P12">Software Interface Specification</text:p>
      <text:p text:style-name="P12"/>
      <text:p text:style-name="P12"/>
      <text:p text:style-name="P12"/>
      <text:p text:style-name="P12"/>
      <text:p text:style-name="P12"/>
      <text:p text:style-name="P12"/>
      <text:p text:style-name="P11">Revision 1.0</text:p>
      <text:p text:style-name="P11"/>
      <text:p text:style-name="P11"/>
      <text:p text:style-name="P11"/>
      <text:p text:style-name="P11"/>
      <text:p text:style-name="P13"/>
      <text:p text:style-name="P26">October 9, 2008</text:p>
      <text:p text:style-name="P26"/>
      <text:p text:style-name="P21"><draw:line text:anchor-type="char" draw:z-index="2" draw:style-name="gr1" draw:text-style-name="P49" svg:x1="1.2071in" svg:y1="1.061in" svg:x2="6.0016in" svg:y2="1.061in"><text:p/></draw:line><draw:frame draw:style-name="fr1" draw:name="graphics1" text:anchor-type="as-char" svg:width="1.2075in" svg:height="1.0618in" draw:z-index="0"><draw:image xlink:href="Pictures/2000000D00004AB90000420B9BAA64F3.wmf" xlink:type="simple" xlink:show="embed" xlink:actuate="onLoad"/></draw:frame></text:p>
      <text:p text:style-name="P22">NASA Goddard Space Flight Center</text:p>
      <text:p text:style-name="P22">Greenbelt, MD 20771</text:p>
      <text:p text:style-name="P22"/>
      <text:p text:style-name="Title"><text:soft-page-break/>Revision History</text:p>
      <text:p text:style-name="P5"/>
      <table:table table:name="Table1" table:style-name="Table1">
        <table:table-column table:style-name="Table1.A" table:number-columns-repeated="2"/>
        <table:table-column table:style-name="Table1.C"/>
        <table:table-column table:style-name="Table1.D"/>
        <table:table-row table:style-name="Table1.1">
          <table:table-cell table:style-name="Table1.A1" table:number-columns-spanned="4" office:value-type="string">
            <text:p text:style-name="P15">Revision/Change Record</text:p>
          </table:table-cell>
          <table:covered-table-cell/>
          <table:covered-table-cell/>
          <table:covered-table-cell/>
        </table:table-row>
        <table:table-row table:style-name="Table1.1">
          <table:table-cell table:style-name="Table1.A2" office:value-type="string">
            <text:p text:style-name="P15">Revision</text:p>
          </table:table-cell>
          <table:table-cell table:style-name="Table1.B2" office:value-type="string">
            <text:p text:style-name="P15">Date</text:p>
          </table:table-cell>
          <table:table-cell table:style-name="Table1.B2" office:value-type="string">
            <text:p text:style-name="P15">Description</text:p>
          </table:table-cell>
          <table:table-cell table:style-name="Table1.D2" office:value-type="string">
            <text:p text:style-name="P15">Pages Affected</text:p>
          </table:table-cell>
        </table:table-row>
        <table:table-row table:style-name="Table1.3">
          <table:table-cell table:style-name="Table1.A3" office:value-type="float" office:value="1">
            <text:p text:style-name="P14">1</text:p>
          </table:table-cell>
          <table:table-cell table:style-name="Table1.B3" office:value-type="date" office:date-value="2008-10-27">
            <text:p text:style-name="P14">10/27/08</text:p>
          </table:table-cell>
          <table:table-cell table:style-name="Table1.B2" office:value-type="string">
            <text:p text:style-name="P7">Initial Release</text:p>
          </table:table-cell>
          <table:table-cell table:style-name="Table1.D2" office:value-type="string">
            <text:p text:style-name="P14">All</text:p>
          </table:table-cell>
        </table:table-row>
        <table:table-row table:style-name="Table1.3">
          <table:table-cell table:style-name="Table1.A2" office:value-type="string">
            <text:p text:style-name="P14"/>
          </table:table-cell>
          <table:table-cell table:style-name="Table1.B2" office:value-type="string">
            <text:p text:style-name="P14"/>
          </table:table-cell>
          <table:table-cell table:style-name="Table1.B2" office:value-type="string">
            <text:p text:style-name="P7"/>
          </table:table-cell>
          <table:table-cell table:style-name="Table1.D2" office:value-type="string">
            <text:p text:style-name="P14"/>
          </table:table-cell>
        </table:table-row>
        <table:table-row table:style-name="Table1.3">
          <table:table-cell table:style-name="Table1.A2" office:value-type="string">
            <text:p text:style-name="P14"/>
          </table:table-cell>
          <table:table-cell table:style-name="Table1.B2" office:value-type="string">
            <text:p text:style-name="P14"/>
          </table:table-cell>
          <table:table-cell table:style-name="Table1.B2" office:value-type="string">
            <text:p text:style-name="P7"/>
          </table:table-cell>
          <table:table-cell table:style-name="Table1.D2" office:value-type="string">
            <text:p text:style-name="P14"/>
          </table:table-cell>
        </table:table-row>
        <table:table-row table:style-name="Table1.3">
          <table:table-cell table:style-name="Table1.A2" office:value-type="string">
            <text:p text:style-name="P14"/>
          </table:table-cell>
          <table:table-cell table:style-name="Table1.B2" office:value-type="string">
            <text:p text:style-name="P14"/>
          </table:table-cell>
          <table:table-cell table:style-name="Table1.B2" office:value-type="string">
            <text:p text:style-name="P7"/>
          </table:table-cell>
          <table:table-cell table:style-name="Table1.D2" office:value-type="string">
            <text:p text:style-name="P14"/>
          </table:table-cell>
        </table:table-row>
        <table:table-row table:style-name="Table1.3">
          <table:table-cell table:style-name="Table1.A2" office:value-type="string">
            <text:p text:style-name="P14"/>
          </table:table-cell>
          <table:table-cell table:style-name="Table1.B2" office:value-type="string">
            <text:p text:style-name="P14"/>
          </table:table-cell>
          <table:table-cell table:style-name="Table1.B2" office:value-type="string">
            <text:p text:style-name="P7"/>
          </table:table-cell>
          <table:table-cell table:style-name="Table1.D2"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row table:style-name="Table1.3">
          <table:table-cell table:style-name="Table1.A8" office:value-type="string">
            <text:p text:style-name="P14"/>
          </table:table-cell>
          <table:table-cell table:style-name="Table1.B8" office:value-type="string">
            <text:p text:style-name="P14"/>
          </table:table-cell>
          <table:table-cell table:style-name="Table1.B8" office:value-type="string">
            <text:p text:style-name="P7"/>
          </table:table-cell>
          <table:table-cell table:style-name="Table1.D8" office:value-type="string">
            <text:p text:style-name="P14"/>
          </table:table-cell>
        </table:table-row>
      </table:table>
      <text:p text:style-name="P6"><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Introduction<text:tab/>4</text:p>
          <text:p text:style-name="P23">GPS-SDR Command Arguments<text:tab/>4</text:p>
          <text:p text:style-name="P23">GPS-SDR Interfaces<text:tab/>4</text:p>
          <text:p text:style-name="P23">Packets<text:tab/>5</text:p>
          <text:p text:style-name="P23">Commands<text:tab/>5</text:p>
          <text:p text:style-name="P17">RESET_PVT_C_ID<text:tab/>6</text:p>
          <text:p text:style-name="P17">RESET_EKF_C_ID<text:tab/>6</text:p>
          <text:p text:style-name="P17">RESET_CHANNEL_C_ID<text:tab/>6</text:p>
          <text:p text:style-name="P17">RESET_EPHEMERIS_C_ID<text:tab/>7</text:p>
          <text:p text:style-name="P17">RESET_ALMANAC_C_ID<text:tab/>7</text:p>
          <text:p text:style-name="P17">GET_MEASUREMENT_C_ID<text:tab/>7</text:p>
          <text:p text:style-name="P17">GET_PSEUDORANGE_C_ID<text:tab/>7</text:p>
          <text:p text:style-name="P17">GET_EPHEMERIS_C_ID<text:tab/>8</text:p>
          <text:p text:style-name="P17">GET_ALMANAC_C_ID<text:tab/>8</text:p>
          <text:p text:style-name="P17">SET_ALMANAC_C_ID<text:tab/>8</text:p>
          <text:p text:style-name="P17">SET_EPHEMERIS_C_ID<text:tab/>8</text:p>
          <text:p text:style-name="P23">Messages<text:tab/>9</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h text:style-name="P24" text:outline-level="1">Introduction</text:h>
      <text:p text:style-name="P39"/>
      <text:p text:style-name="P41">This document describes the command and telemetry interface for the gps-sdr receiver. Users may use the provided GUI (gps-gui) to control the receiver in an interactive manner, or can use the information in this document to directly apply commands to the receiver over the named pipe or RS-232 interface.</text:p>
      <text:p text:style-name="P40"/>
      <text:h text:style-name="P24" text:outline-level="1">GPS-SDR Command Arguments</text:h>
      <text:p text:style-name="P40"/>
      <text:p text:style-name="P41">The following descriptions can be accessed by typing “gps-sdr –help” at the command line:</text:p>
      <text:p text:style-name="P41"/>
      <text:p text:style-name="P41">usage: [-p] [-c] [-l] [-d] [-g] [-v] [-n] [-gui] [-ser] [-w] [-u]</text:p>
      <text:p text:style-name="P41">[-p] &lt;filename&gt; use prerecorded data</text:p>
      <text:p text:style-name="P41">[-c] log high rate channel data</text:p>
      <text:p text:style-name="P41">[-l] log navigation data</text:p>
      <text:p text:style-name="P41">[-d] &lt;N&gt; decimate logged nav data by this N factor</text:p>
      <text:p text:style-name="P41">[-g] log google earth data</text:p>
      <text:p text:style-name="P41">[-v] be verbose</text:p>
      <text:p text:style-name="P41">[-n] ncurses OFF</text:p>
      <text:p text:style-name="P41">[-gui] run receiver with the GUI app over a named pipe</text:p>
      <text:p text:style-name="P41">[-ser] run receiver with the GUI app over a serial port</text:p>
      <text:p text:style-name="P41">[-w] start receiver in warm start, using almanac and last good position</text:p>
      <text:p text:style-name="P41">[-u] run receiver with usrp-gps as child process</text:p>
      <text:p text:style-name="P41"/>
      <text:h text:style-name="P25" text:outline-level="1">GPS-SDR Interfaces</text:h>
      <text:p text:style-name="P31"/>
      <text:p text:style-name="P31">The gps-sdr is able to utilize two interfaces, a named pipe interface for control on the same computer that the receiver is running, or over a RS-232 serial connection. Only one may be used at any given time. The named pipe (NP) interface provides more flexibility, mainly because it is not bandwidth limited. The RS-232 connection operates at 115200 bps, limiting the telemetry bandwidth to ~14 KB/s.</text:p>
      <text:p text:style-name="P31"><text:span text:style-name="T3"/></text:p>
      <text:p text:style-name="P31">The named pipe interface is composed of two Linux named pipes, one for sending commands to the receiver, and the other for telemetry output:</text:p>
      <text:p text:style-name="P31"/>
      <text:p text:style-name="P31">Receiver input: <text:s/><text:tab/>/tmp/GUI2GPS</text:p>
      <text:p text:style-name="P31">Receiver output: <text:tab/>/tmp/GPS2GUI</text:p>
      <text:p text:style-name="P31"/>
      <text:p text:style-name="P31">To start the receiver using this interface run the following command:</text:p>
      <text:p text:style-name="P31"/>
      <text:p text:style-name="P34"><text:soft-page-break/>gps-sdr -gui</text:p>
      <text:p text:style-name="P31"/>
      <text:p text:style-name="P31">The receiver, by default, will send data out at a rate of 10 Hz. This can be lowered by using the “-d” command argument on startup. Use “-d” command in the following manner:</text:p>
      <text:p text:style-name="P31"/>
      <text:p text:style-name="P31">[-d] &lt;N&gt; decimate logged nav data by this N factor</text:p>
      <text:p text:style-name="P31"/>
      <text:p text:style-name="P31">Note N should be a factor of <text:span text:style-name="T14">TICS_PER_SECOND found in config.h. By default <text:s/>TICS_PER_SECOND == 10, hence N can be 1, 2, 4, 5, or 10. </text:span></text:p>
      <text:p text:style-name="P31"/>
      <text:p text:style-name="P31">The RS-232 interface will use /dev/ttyS0 configured in the following manner:</text:p>
      <text:p text:style-name="P29"/>
      <table:table table:name="Table2" table:style-name="Table2">
        <table:table-column table:style-name="Table2.A" table:number-columns-repeated="2"/>
        <table:table-row>
          <table:table-cell table:style-name="Table2.A1" office:value-type="string">
            <text:p text:style-name="P33">Baud</text:p>
          </table:table-cell>
          <table:table-cell table:style-name="Table2.B1" office:value-type="float" office:value="115200">
            <text:p text:style-name="P29">115200</text:p>
          </table:table-cell>
        </table:table-row>
        <table:table-row>
          <table:table-cell table:style-name="Table2.A2" office:value-type="string">
            <text:p text:style-name="P33">Parity</text:p>
          </table:table-cell>
          <table:table-cell table:style-name="Table2.B2" office:value-type="string">
            <text:p text:style-name="P29">None</text:p>
          </table:table-cell>
        </table:table-row>
        <table:table-row>
          <table:table-cell table:style-name="Table2.A2" office:value-type="string">
            <text:p text:style-name="P33">Stop Bits</text:p>
          </table:table-cell>
          <table:table-cell table:style-name="Table2.B3" office:value-type="float" office:value="1">
            <text:p text:style-name="P29">1</text:p>
          </table:table-cell>
        </table:table-row>
        <table:table-row>
          <table:table-cell table:style-name="Table2.A2" office:value-type="string">
            <text:p text:style-name="P33">Data Bits</text:p>
          </table:table-cell>
          <table:table-cell table:style-name="Table2.B3" office:value-type="float" office:value="8">
            <text:p text:style-name="P29">8</text:p>
          </table:table-cell>
        </table:table-row>
        <table:table-row>
          <table:table-cell table:style-name="Table2.A2" office:value-type="string">
            <text:p text:style-name="P33">Flow Control</text:p>
          </table:table-cell>
          <table:table-cell table:style-name="Table2.B2" office:value-type="string">
            <text:p text:style-name="P29">None</text:p>
          </table:table-cell>
        </table:table-row>
      </table:table>
      <text:p text:style-name="P29"/>
      <text:p text:style-name="P31">Note that the user should limit the telemetry to 1 Hz, so the flag “-d 10” should be used in conjuction with “-ser”. To start the receiver in serial mode, use the command:</text:p>
      <text:p text:style-name="P31"/>
      <text:p text:style-name="P34">gps-sdr -ser -d 10</text:p>
      <text:h text:style-name="P24" text:outline-level="1">Packets</text:h>
      <text:p text:style-name="P29"/>
      <text:p text:style-name="P31">GPS-SDR uses CCSDS packet headers for both the command and telemetry packets. Additionally, packets are limited to 512 bytes TOTAL (i.e. including the 12 byte CCSDS header). Larger messages and commands will be broken into subpackets, with the appropriate CCSDS header configuration. The CCSDS packet description can be found at:</text:p>
      <text:p text:style-name="P31"/>
      <text:p text:style-name="P32"><text:a xlink:type="simple" xlink:href="http://public.ccsds.org/publications/archive/133x0b1.pdf">http://public.ccsds.org/publications/archive/133x0b1.pdf</text:a></text:p>
      <text:h text:style-name="P25" text:outline-level="1">Commands</text:h>
      <text:p text:style-name="P31"/>
      <text:p text:style-name="P35"><text:span text:style-name="T8">The code that corresponds with the following descriptors can be found in commands.h, which describes the command structures, and in commando.h and commando.cpp, which implements the command functionality. The commands are identified by an enum found in commands.h. Internally the commands will be zero indexed, with the dummy command </text:span>FIRST_C_ID taking the 0<text:span text:style-name="T30">th</text:span> command, and the command LAST_C_ID occupying the final command. <text:s/>The union Union_C will hold all the defined and implemented commands. All commands and structures are 4 byte aligned! Note, as a rule, command and telemetry structures will only use the following types:</text:p>
      <text:p text:style-name="P35"><text:soft-page-break/></text:p>
      <text:p text:style-name="P35"/>
      <text:p text:style-name="P35"/>
      <table:table table:name="Table3" table:style-name="Table3">
        <table:table-column table:style-name="Table3.A" table:number-columns-repeated="2"/>
        <table:table-row>
          <table:table-cell table:style-name="Table3.A1" office:value-type="string">
            <text:p text:style-name="P18">Type</text:p>
          </table:table-cell>
          <table:table-cell table:style-name="Table3.B1" office:value-type="string">
            <text:p text:style-name="P19">Description</text:p>
          </table:table-cell>
        </table:table-row>
        <table:table-row>
          <table:table-cell table:style-name="Table3.A2" office:value-type="string">
            <text:p text:style-name="Table_20_Contents">int32</text:p>
          </table:table-cell>
          <table:table-cell table:style-name="Table3.B2" office:value-type="string">
            <text:p text:style-name="Table_20_Contents">32 bit signed integer</text:p>
          </table:table-cell>
        </table:table-row>
        <table:table-row>
          <table:table-cell table:style-name="Table3.A2" office:value-type="string">
            <text:p text:style-name="Table_20_Contents">uint32</text:p>
          </table:table-cell>
          <table:table-cell table:style-name="Table3.B2" office:value-type="string">
            <text:p text:style-name="Table_20_Contents">32 bit unsigned integer</text:p>
          </table:table-cell>
        </table:table-row>
        <table:table-row>
          <table:table-cell table:style-name="Table3.A2" office:value-type="string">
            <text:p text:style-name="Table_20_Contents">float</text:p>
          </table:table-cell>
          <table:table-cell table:style-name="Table3.B2" office:value-type="string">
            <text:p text:style-name="Table_20_Contents">32 bit floating point</text:p>
          </table:table-cell>
        </table:table-row>
        <table:table-row>
          <table:table-cell table:style-name="Table3.A2" office:value-type="string">
            <text:p text:style-name="Table_20_Contents">double</text:p>
          </table:table-cell>
          <table:table-cell table:style-name="Table3.B2" office:value-type="string">
            <text:p text:style-name="Table_20_Contents">64 bit floating point</text:p>
          </table:table-cell>
        </table:table-row>
      </table:table>
      <text:p text:style-name="Standard"><text:span text:style-name="T11"/></text:p>
      <text:h text:style-name="Heading_20_2" text:outline-level="2"><text:span text:style-name="T7">RESET_PVT_C_ID</text:span></text:h>
      <text:p text:style-name="P37">typedef<text:span text:style-name="T14"> </text:span>struct<text:span text:style-name="T14"> </text:span><text:span text:style-name="T23">Reset_PVT_C</text:span></text:p>
      <text:p text:style-name="P44">{</text:p>
      <text:p text:style-name="P42"><text:span text:style-name="T10"><text:tab/>uint32 </text:span><text:span text:style-name="T21">flag</text:span><text:span text:style-name="T10">;<text:tab/></text:span><text:span text:style-name="T24">//!&lt; Flag for no reason</text:span></text:p>
      <text:p text:style-name="P43"><text:span text:style-name="T14">} </text:span><text:span text:style-name="T23">Reset_PVT_C</text:span><text:span text:style-name="T14">;</text:span></text:p>
      <text:p text:style-name="P46"><text:span text:style-name="T13"/></text:p>
      <text:p text:style-name="P29">This command resets the receiver's single point position (PVT) to the center of the earth, and erases all knowledge of GPS time. The argument flag is not used.</text:p>
      <text:p text:style-name="P29"><text:span text:style-name="T22"/></text:p>
      <text:h text:style-name="P16" text:outline-level="2">RESET_EKF_C_ID</text:h>
      <text:p text:style-name="P42"><text:span text:style-name="T20">typedef</text:span><text:span text:style-name="T10"> </text:span><text:span text:style-name="T20">struct</text:span><text:span text:style-name="T10"> </text:span><text:span text:style-name="T22">Reset_EKF_C</text:span></text:p>
      <text:p text:style-name="P44">{</text:p>
      <text:p text:style-name="P42"><text:span text:style-name="T10"><text:tab/>uint32 </text:span><text:span text:style-name="T21">flag</text:span><text:span text:style-name="T10">;<text:tab/></text:span><text:span text:style-name="T24">//!&lt; Flag for no reason</text:span></text:p>
      <text:p text:style-name="P43"><text:span text:style-name="T14">} </text:span><text:span text:style-name="T23">Reset_EKF_C</text:span><text:span text:style-name="T14">;</text:span></text:p>
      <text:p text:style-name="P37"/>
      <text:p text:style-name="P31">This command resets the receiver's extend Kalman filter state to the center of the earth, and erases all knowledge of GPS time withing the EKF. Note the EKF will not reinitialize until the receiver produces 60 consecutive valid PVT solutions.</text:p>
      <text:p text:style-name="P31"/>
      <text:h text:style-name="P16" text:outline-level="2">RESET_CHANNEL_C_ID</text:h>
      <text:p text:style-name="P42"><text:span text:style-name="T20">typedef</text:span><text:span text:style-name="T10"> </text:span><text:span text:style-name="T20">struct</text:span><text:span text:style-name="T10"> </text:span><text:span text:style-name="T22">Reset_Channel_C</text:span></text:p>
      <text:p text:style-name="P44">{</text:p>
      <text:p text:style-name="P42"><text:span text:style-name="T10"><text:tab/>int32 </text:span><text:span text:style-name="T21">chan</text:span><text:span text:style-name="T10">;<text:tab/><text:tab/></text:span><text:span text:style-name="T24">//!&lt; Channel #, or all if </text:span><text:span text:style-name="T25">chan</text:span><text:span text:style-name="T24"> &gt; MAX_CHANNELS</text:span></text:p>
      <text:p text:style-name="P43"><text:span text:style-name="T14">} </text:span><text:span text:style-name="T23">Reset_Channel_C</text:span><text:span text:style-name="T14">;</text:span></text:p>
      <text:p text:style-name="P37"/>
      <text:p text:style-name="P31">This command has the receiver dump the given tracking channel. This command can be useful if a cross correlation is detected by the user but the receiver has not rejected it. Note that the argument <text:span text:style-name="T19">chan</text:span> is ZERO indexed, hence valid values range from 0 to the #define MAX_CHANNELS found in config.h. If<text:span text:style-name="T19"> chan</text:span><text:span text:style-name="T26"> is a non-valid value the receiver will reset ALL the channels.</text:span></text:p>
      <text:p text:style-name="P31"/>
      <text:p text:style-name="P31"/>
      <text:h text:style-name="Heading_20_2" text:outline-level="2"><text:soft-page-break/>RESET_EPHEMERIS_C_ID</text:h>
      <text:p text:style-name="P28"><text:span text:style-name="T20">typedef</text:span><text:span text:style-name="T10"> </text:span><text:span text:style-name="T20">struct</text:span><text:span text:style-name="T10"> </text:span><text:span text:style-name="T22">Reset_Ephemeris_C</text:span></text:p>
      <text:p text:style-name="P44">{</text:p>
      <text:p text:style-name="P42"><text:span text:style-name="T10"><text:tab/>int32 </text:span><text:span text:style-name="T21">sv</text:span><text:span text:style-name="T10">;<text:tab/><text:tab/></text:span><text:span text:style-name="T24">//!&lt; SV #, or all if </text:span><text:span text:style-name="T25">sv</text:span><text:span text:style-name="T24"> &gt; NUM_CODES</text:span></text:p>
      <text:p text:style-name="P43"><text:span text:style-name="T14">} </text:span><text:span text:style-name="T23">Reset_Ephemeris_C</text:span><text:span text:style-name="T14">;</text:span></text:p>
      <text:p text:style-name="P29"/>
      <text:p text:style-name="P31">The command will cause the receiver to erase knowledge of the given SV's decoded ephemeris. If SV &gt; NUM_CODES or &lt; 0, then ALL ephemerides will be erased.</text:p>
      <text:p text:style-name="P31"/>
      <text:h text:style-name="Heading_20_2" text:outline-level="2">RESET_ALMANAC_C_ID</text:h>
      <text:p text:style-name="P27">typedef struct Reset_Almanac_C</text:p>
      <text:p text:style-name="P44">{</text:p>
      <text:p text:style-name="P42"><text:span text:style-name="T10"><text:tab/>int32 </text:span><text:span text:style-name="T21">sv</text:span><text:span text:style-name="T10">;<text:tab/><text:tab/></text:span><text:span text:style-name="T24">//!&lt; SV #, or all if </text:span><text:span text:style-name="T25">sv</text:span><text:span text:style-name="T24"> &gt; NUM_CODES</text:span></text:p>
      <text:p text:style-name="P43"><text:span text:style-name="T14">} </text:span><text:span text:style-name="T23">Reset_Almanac_C</text:span><text:span text:style-name="T14">;</text:span></text:p>
      <text:p text:style-name="P29"/>
      <text:p text:style-name="P31">The command will cause the receiver to erase knowledge of the given SV's decoded almanac. If SV &gt; NUM_CODES or &lt; 0, then ALL almanacs will be erased.</text:p>
      <text:p text:style-name="P31"/>
      <text:h text:style-name="Heading_20_2" text:outline-level="2">GET_MEASUREMENT_C_ID</text:h>
      <text:p text:style-name="P28"><text:span text:style-name="T20">typedef</text:span><text:span text:style-name="T10"> </text:span><text:span text:style-name="T20">struct</text:span><text:span text:style-name="T10"> </text:span><text:span text:style-name="T22">Get_Measurement_C</text:span></text:p>
      <text:p text:style-name="P44">{</text:p>
      <text:p text:style-name="P42"><text:span text:style-name="T10"><text:tab/>int32 </text:span><text:span text:style-name="T21">chan</text:span><text:span text:style-name="T10">;<text:tab/><text:tab/></text:span><text:span text:style-name="T24">//!&lt; Channel #, or all if </text:span><text:span text:style-name="T25">chan</text:span><text:span text:style-name="T24"> &gt; MAX_CHANNELS</text:span></text:p>
      <text:p text:style-name="P43"><text:span text:style-name="T14">} </text:span><text:span text:style-name="T23">Get_Measurement_C</text:span><text:span text:style-name="T14">;</text:span></text:p>
      <text:p text:style-name="P27"/>
      <text:p text:style-name="P31">This command will cause the receiver to continuously emit raw measurements corresponding to the given channel. Again the channel number is ZERO indexed. If chan &gt;= MAX_CHANNELS then ALL channels will be emitted. If chan &lt; 0, then the measurements will no longer be output.</text:p>
      <text:h text:style-name="Heading_20_2" text:outline-level="2">GET_PSEUDORANGE_C_ID</text:h>
      <text:p text:style-name="P28"><text:span text:style-name="T20">typedef</text:span><text:span text:style-name="T10"> </text:span><text:span text:style-name="T20">struct</text:span><text:span text:style-name="T10"> </text:span><text:span text:style-name="T22">Get_Pseudorange_C</text:span></text:p>
      <text:p text:style-name="P44">{</text:p>
      <text:p text:style-name="P42"><text:span text:style-name="T10"><text:tab/>int32 </text:span><text:span text:style-name="T21">chan</text:span><text:span text:style-name="T10">;<text:tab/><text:tab/></text:span><text:span text:style-name="T24">//!&lt; Channel #, or all if </text:span><text:span text:style-name="T25">chan</text:span><text:span text:style-name="T24"> &gt; MAX_CHANNELS</text:span></text:p>
      <text:p text:style-name="P43"><text:span text:style-name="T14">} </text:span><text:span text:style-name="T23">Get_Pseudorange_C</text:span><text:span text:style-name="T14">;</text:span></text:p>
      <text:p text:style-name="P43"><text:span text:style-name="T15"/></text:p>
      <text:p text:style-name="P31">This command will cause the receiver to continuously emit pseudoranges corresponding to the given channel. Again the channel number is ZERO indexed. If chan &gt;= MAX_CHANNELS then ALL channels will be emitted. If chan &lt; 0, then the pseudoranges will no longer be output.</text:p>
      <text:p text:style-name="P31"/>
      <text:p text:style-name="P31"/>
      <text:h text:style-name="Heading_20_2" text:outline-level="2"><text:soft-page-break/>GET_EPHEMERIS_C_ID</text:h>
      <text:p text:style-name="P28"><text:span text:style-name="T20">typedef</text:span><text:span text:style-name="T10"> </text:span><text:span text:style-name="T20">struct</text:span><text:span text:style-name="T10"> </text:span><text:span text:style-name="T22">Get_Ephemeris_C</text:span></text:p>
      <text:p text:style-name="P44">{</text:p>
      <text:p text:style-name="P42"><text:span text:style-name="T10"><text:tab/>int32 </text:span><text:span text:style-name="T21">sv</text:span><text:span text:style-name="T10">;<text:tab/><text:tab/></text:span><text:span text:style-name="T24">//!&lt; SV #, or all if </text:span><text:span text:style-name="T25">sv</text:span><text:span text:style-name="T24"> &gt;= NUM_CODES || sv &lt; 0</text:span></text:p>
      <text:p text:style-name="P43"><text:span text:style-name="T14">} </text:span><text:span text:style-name="T23">Get_Ephemeris_C</text:span><text:span text:style-name="T14">;</text:span></text:p>
      <text:p text:style-name="P29"/>
      <text:p text:style-name="P29">This will cause the receiver to emit the given SV's decoded ephemeris. If SV &lt; 0 || SV &gt;= NUM_CODES then all ephemerides will be emitted.</text:p>
      <text:p text:style-name="P29"/>
      <text:h text:style-name="Heading_20_2" text:outline-level="2">GET_ALMANAC_C_ID</text:h>
      <text:p text:style-name="P28"><text:span text:style-name="T20">typedef</text:span><text:span text:style-name="T10"> </text:span><text:span text:style-name="T20">struct</text:span><text:span text:style-name="T10"> </text:span><text:span text:style-name="T22">Get_Almanac_C</text:span></text:p>
      <text:p text:style-name="P44">{</text:p>
      <text:p text:style-name="P42"><text:span text:style-name="T10"><text:tab/>int32 </text:span><text:span text:style-name="T21">sv</text:span><text:span text:style-name="T10">;<text:tab/><text:tab/></text:span><text:span text:style-name="T24">//!&lt; SV #, or all if </text:span><text:span text:style-name="T25">sv</text:span><text:span text:style-name="T24"> &gt;= NUM_CODES || </text:span><text:span text:style-name="T25">sv</text:span><text:span text:style-name="T24"> &lt; 0</text:span></text:p>
      <text:p text:style-name="P43"><text:span text:style-name="T14">} </text:span><text:span text:style-name="T23">Get_Almanac_C</text:span><text:span text:style-name="T14">;</text:span></text:p>
      <text:p text:style-name="P30"/>
      <text:p text:style-name="P29">This will cause the receiver to emit the given SV's decoded almanac. If SV &lt; 0 || SV &gt;= NUM_CODES then all almanacs will be emitted.</text:p>
      <text:p text:style-name="P29"/>
      <text:h text:style-name="Heading_20_2" text:outline-level="2">SET_ALMANAC_C_ID</text:h>
      <text:p text:style-name="P28"><text:span text:style-name="T20">typedef</text:span><text:span text:style-name="T10"> </text:span><text:span text:style-name="T20">struct</text:span><text:span text:style-name="T10"> </text:span><text:span text:style-name="T22">Set_Almanac_C</text:span></text:p>
      <text:p text:style-name="P44">{</text:p>
      <text:p text:style-name="P42"><text:span text:style-name="T10"><text:tab/>int32 </text:span><text:span text:style-name="T21">sv</text:span><text:span text:style-name="T10">;<text:tab/><text:tab/><text:tab/></text:span><text:span text:style-name="T24">//!&lt; SV #</text:span></text:p>
      <text:p text:style-name="P42"><text:span text:style-name="T10"><text:tab/>Almanac_M </text:span><text:span text:style-name="T21">almanac</text:span><text:span text:style-name="T10">;<text:tab/></text:span><text:span text:style-name="T24">//!&lt; Data to load</text:span></text:p>
      <text:p text:style-name="P43"><text:span text:style-name="T14">} </text:span><text:span text:style-name="T23">Set_Almanac_C</text:span><text:span text:style-name="T14">;</text:span></text:p>
      <text:p text:style-name="P30"/>
      <text:p text:style-name="P29">This command allow the external loading of the almanac. The command will simply copy the Almanac_M held in <text:span text:style-name="T19">almanac</text:span> to the SV enumerated in the argument <text:span text:style-name="T19">sv</text:span>. Note that <text:span text:style-name="T19">sv</text:span> must be &gt;=0 &amp; &lt; NUM_CODES, else the command will be ignored.</text:p>
      <text:p text:style-name="P29"/>
      <text:h text:style-name="Heading_20_2" text:outline-level="2">SET_EPHEMERIS_C_ID</text:h>
      <text:p text:style-name="P28"><text:span text:style-name="T20">typedef</text:span><text:span text:style-name="T10"> </text:span><text:span text:style-name="T20">struct</text:span><text:span text:style-name="T10"> </text:span><text:span text:style-name="T22">Set_Ephemeris_C</text:span></text:p>
      <text:p text:style-name="P44">{</text:p>
      <text:p text:style-name="P42"><text:span text:style-name="T10"><text:tab/>int32 </text:span><text:span text:style-name="T21">sv</text:span><text:span text:style-name="T10">;<text:tab/><text:tab/><text:tab/></text:span><text:span text:style-name="T24">//!&lt; SV #</text:span></text:p>
      <text:p text:style-name="P42"><text:span text:style-name="T10"><text:tab/>Ephemeris_M </text:span><text:span text:style-name="T21">ephemeris</text:span><text:span text:style-name="T10">;<text:tab/></text:span><text:span text:style-name="T24">//!&lt; Data to load</text:span></text:p>
      <text:p text:style-name="P43"><text:span text:style-name="T14">} </text:span><text:span text:style-name="T23">Set_Ephemeris_C</text:span><text:span text:style-name="T14">;</text:span></text:p>
      <text:p text:style-name="P43"><text:span text:style-name="T15"/></text:p>
      <text:p text:style-name="P29">This command allow the external loading of the ephmerides. The command will simply copy the Ehpemeris_M held in <text:span text:style-name="T19">ephemeris</text:span> to the SV enumerated in the argument <text:span text:style-name="T19">sv</text:span>. Note that <text:span text:style-name="T19">sv</text:span> must be &gt;=0 &amp; &lt; NUM_CODES, else the command will be ignored.</text:p>
      <text:p text:style-name="P29"/>
      <text:h text:style-name="P24" text:outline-level="1"><text:soft-page-break/>Messages</text:h>
      <text:p text:style-name="P31"/>
      <text:p text:style-name="P35"><text:span text:style-name="T8">The code that corresponds with the following descriptors can be found in messages.h, which describes the command structures, and in serial_telemetry.h and serial_telemetry.cpp, which implements the telemetry functionality. The messages are identified by an enum found in messages.h. Internally the messages will be zero indexed, with the dummy command </text:span>FIRST_M_ID taking the 0<text:span text:style-name="T30">th</text:span> <text:span text:style-name="T8">messages</text:span>, and the command LAST_M_ID occupying the final <text:span text:style-name="T8">messages</text:span>. <text:s/>The union Union_M will hold all the defined and implemented <text:span text:style-name="T8">messages</text:span>. All <text:span text:style-name="T8">messages</text:span> and structures are 4 byte aligned. Note, as a rule, command and telemetry structures will only use the following types:</text:p>
      <text:p text:style-name="P35"/>
      <table:table table:name="Table4" table:style-name="Table4">
        <table:table-column table:style-name="Table4.A" table:number-columns-repeated="2"/>
        <table:table-row>
          <table:table-cell table:style-name="Table4.A1" office:value-type="string">
            <text:p text:style-name="P18">Type</text:p>
          </table:table-cell>
          <table:table-cell table:style-name="Table4.B1" office:value-type="string">
            <text:p text:style-name="P19">Description</text:p>
          </table:table-cell>
        </table:table-row>
        <table:table-row>
          <table:table-cell table:style-name="Table4.A2" office:value-type="string">
            <text:p text:style-name="Table_20_Contents">int32</text:p>
          </table:table-cell>
          <table:table-cell table:style-name="Table4.B2" office:value-type="string">
            <text:p text:style-name="Table_20_Contents">32 bit signed integer</text:p>
          </table:table-cell>
        </table:table-row>
        <table:table-row>
          <table:table-cell table:style-name="Table4.A2" office:value-type="string">
            <text:p text:style-name="Table_20_Contents">uint32</text:p>
          </table:table-cell>
          <table:table-cell table:style-name="Table4.B2" office:value-type="string">
            <text:p text:style-name="Table_20_Contents">32 bit unsigned integer</text:p>
          </table:table-cell>
        </table:table-row>
        <table:table-row>
          <table:table-cell table:style-name="Table4.A2" office:value-type="string">
            <text:p text:style-name="Table_20_Contents">float</text:p>
          </table:table-cell>
          <table:table-cell table:style-name="Table4.B2" office:value-type="string">
            <text:p text:style-name="Table_20_Contents">32 bit floating point</text:p>
          </table:table-cell>
        </table:table-row>
        <table:table-row>
          <table:table-cell table:style-name="Table4.A2" office:value-type="string">
            <text:p text:style-name="Table_20_Contents">double</text:p>
          </table:table-cell>
          <table:table-cell table:style-name="Table4.B2" office:value-type="string">
            <text:p text:style-name="Table_20_Contents">64 bit floating point</text:p>
          </table:table-cell>
        </table:table-row>
      </table:table>
      <text:p text:style-name="Standard"><text:span text:style-name="T16"/></text:p>
      <text:p text:style-name="Standard"><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Times New Roman1" svg:font-family="'Times New Roman'" style:font-family-generic="roman"/>
    <style:font-face style:name="Arial1" svg:font-family="Arial" style:font-family-generic="swiss"/>
    <style:font-face style:name="Monospace" svg:font-family="Monospace"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next-style-name="Index_20_1" style:class="index">
      <style:paragraph-properties fo:orphans="0" fo:widows="0"/>
      <style:text-properties fo:font-size="10pt" style:font-size-asian="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Standard" style:next-style-name="Subtitle" style:class="chapter">
      <style:paragraph-properties fo:text-align="center" style:justify-single-word="false"/>
      <style:text-properties style:font-name="Arial" fo:font-size="16pt" fo:font-style="italic" style:text-underline-style="solid" style:text-underline-width="auto" style:text-underline-color="font-color" fo:font-weight="bold" style:font-size-asian="16pt" style:font-style-asian="italic"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mid_20_category" style:display-name="table mid category" style:family="paragraph" style:parent-style-name="Standard">
      <style:paragraph-properties fo:margin-top="0.028in" fo:margin-bottom="0.028in" fo:text-align="center" style:justify-single-word="false" fo:keep-together="always" fo:keep-with-next="always"/>
      <style:text-properties style:font-name="Times" fo:font-weight="bold" style:font-weight-asian="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ab-stops>
          <style:tab-stop style:position="0.3in"/>
        </style:tab-stops>
      </style:paragraph-properties>
      <style:text-properties style:font-name="Arial" fo:font-size="16pt" fo:font-style="italic" style:text-underline-style="solid" style:text-underline-width="auto" style:text-underline-color="font-color" fo:font-weight="bold" style:letter-kerning="true" style:font-size-asian="16pt" style:font-style-asian="italic"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4.5in"/>
          <style:tab-stop style:position="6in" style:type="right"/>
        </style:tab-stops>
      </style:paragraph-properties>
      <style:text-properties fo:font-style="italic"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IS-Navigator-Core-1.0</text:p>
      </style:header>
      <style:footer>
        <text:p text:style-name="Footer"><text:date style:data-style-name="N37" text:date-value="2008-10-27T12:53:46.97" text:fixed="true">10/27/08</text:date><text:tab/><text:tab/><text:page-number text:select-page="current">9</text:page-number>/<text:page-count>9</text:page-count></text:p>
      </style:footer>
    </style:master-page>
    <style:master-page style:name="First_20_Page" style:display-name="First Page" style:page-layout-name="Mpm2" style:next-style-name="Standard">
      <style:header>
        <text:p text:style-name="MP1">IS-Navigator-Core-1.0</text:p>
      </style:header>
      <style:footer>
        <text:p text:style-name="Footer"><text:date style:data-style-name="N37" text:date-value="2008-10-27T12:50:37.98" text:fixed="true">10/27/08</text:date><text:tab/><text:tab/><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regory Heckler</meta:initial-creator>
    <meta:creation-date>2008-10-27T12:08:23</meta:creation-date>
    <meta:generator>OpenOffice.org/3.0$Linux OpenOffice.org_project/300m9$Build-9358</meta:generator>
    <dc:date>2008-11-24T15:51:51</dc:date>
    <dc:creator>Gregory Heckler</dc:creator>
    <meta:editing-duration>PT02H11M44S</meta:editing-duration>
    <meta:editing-cycles>113</meta:editing-cycles>
    <meta:document-statistic meta:table-count="4" meta:image-count="1" meta:object-count="0" meta:page-count="9" meta:paragraph-count="173" meta:word-count="1382" meta:character-count="8484"/>
    <meta:user-defined meta:name="Info 1"/>
    <meta:user-defined meta:name="Info 2"/>
    <meta:user-defined meta:name="Info 3"/>
    <meta:user-defined meta:name="Info 4"/>
  </office:meta>
</office:document-meta>
</file>